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1">
      <style:paragraph-properties fo:margin-top="0in" fo:margin-bottom="0in"/>
    </style:style>
    <style:style style:name="P4" style:family="paragraph" style:parent-style-name="Text_20_body" style:list-style-name="L2">
      <style:paragraph-properties fo:margin-top="0in" fo:margin-bottom="0in"/>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DJ HEADPHONES</text:span></text:p>
      <text:p text:style-name="Text_20_body">Technics professional DJ headphones with swivel mechanism, foldable headband and large driver.</text:p>
      <text:p text:style-name="Standard"/>
      <text:p text:style-name="Standard"/>
      <text:p text:style-name="Text_20_body">Technics RP series professional DJ headphones are built with pro club-use in mind. Best possible frequency response and design, specifically for DJ use, mean that these phones will stand the most rigorous of audio and durability tests in today's club environment.</text:p>
      <text:p text:style-name="Text_20_body">These headphones also feature an Extra Bass System, with an XBS port which enhances lower frequency response. A Neodymium Magnet, which has 8 times stronger magnet power than ordinary ferrite magnets, realizes higher sensitivity and frequency response.</text:p>
      <text:p text:style-name="Text_20_body"><text:span text:style-name="Strong_20_Emphasis">Features</text:span></text:p>
      <text:list xml:id="list7057519352386294789" text:style-name="L1">
        <text:list-item>
          <text:p text:style-name="P3">50mm Large Drive Unit </text:p>
        </text:list-item>
        <text:list-item>
          <text:p text:style-name="P3">High Max Input Capacity 3500mW </text:p>
        </text:list-item>
        <text:list-item>
          <text:p text:style-name="P3">Frequency Response 5Hz - 30kHz </text:p>
        </text:list-item>
        <text:list-item>
          <text:p text:style-name="P3">Foldable Design with Swing Arm System </text:p>
        </text:list-item>
        <text:list-item>
          <text:p text:style-name="P3">Detachable Coil-Cord </text:p>
        </text:list-item>
        <text:list-item>
          <text:p text:style-name="P1">Carrying Pouch Included </text:p>
        </text:list-item>
      </text:list>
      <text:p text:style-name="Text_20_body"><text:span text:style-name="Strong_20_Emphasis">​Specifications</text:span></text:p>
      <text:list xml:id="list5689212598652467381" text:style-name="L2">
        <text:list-item>
          <text:p text:style-name="P4">Operating Principle: Closed-back, dynamic headphones </text:p>
        </text:list-item>
        <text:list-item>
          <text:p text:style-name="P4">Drive Unit (diam. in mm): 50.0 </text:p>
        </text:list-item>
        <text:list-item>
          <text:p text:style-name="P4">Impedance (Ohm) / 1KHz: 50.0 </text:p>
        </text:list-item>
        <text:list-item>
          <text:p text:style-name="P4">Sensitivity (dB/mW ): 107.0 </text:p>
        </text:list-item>
        <text:list-item>
          <text:p text:style-name="P4">Max Input (mW): 3500.0 </text:p>
        </text:list-item>
        <text:list-item>
          <text:p text:style-name="P4">Rated Input (mW): 200.0 </text:p>
        </text:list-item>
        <text:list-item>
          <text:p text:style-name="P4">Frequency Response (Hz - KHz): 5 - 30 </text:p>
        </text:list-item>
        <text:list-item>
          <text:p text:style-name="P4">Cord Length (m): 3 </text:p>
        </text:list-item>
        <text:list-item>
          <text:p text:style-name="P4">Single Side Cord: yes </text:p>
        </text:list-item>
        <text:list-item>
          <text:p text:style-name="P4">In-Cord Volume Control: n/a </text:p>
        </text:list-item>
        <text:list-item>
          <text:p text:style-name="P4">Weight (g) without cord: 360.0 </text:p>
        </text:list-item>
        <text:list-item>
          <text:p text:style-name="P4">MiniPlug (diam. 3.5mm): yes </text:p>
        </text:list-item>
        <text:list-item>
          <text:p text:style-name="P4">Plug Adaptor (diam. 6.3mm): yes </text:p>
        </text:list-item>
        <text:list-item>
          <text:p text:style-name="P4">Plug Type: 3,5mm Stereo Plug, Gold-plated </text:p>
        </text:list-item>
        <text:list-item>
          <text:p text:style-name="P4">Magnet Type: Neodym </text:p>
        </text:list-item>
        <text:list-item>
          <text:p text:style-name="P2">Colour: Silver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9S</meta:editing-duration>
    <meta:editing-cycles>3</meta:editing-cycles>
    <meta:generator>OpenOffice/4.1.1$Win32 OpenOffice.org_project/411m6$Build-9775</meta:generator>
    <dc:date>2018-01-31T10:54:35.81</dc:date>
    <meta:document-statistic meta:table-count="0" meta:image-count="0" meta:object-count="0" meta:page-count="1" meta:paragraph-count="28" meta:word-count="214" meta:character-count="1297"/>
    <dc:creator>Marti </dc:creator>
    <meta:user-defined meta:name="Info 1"/>
    <meta:user-defined meta:name="Info 2"/>
    <meta:user-defined meta:name="Info 3"/>
    <meta:user-defined meta:name="Info 4"/>
  </office:meta>
</office:document-meta>
</file>